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Times New Roman" fo:font-size="12pt" fo:font-style="italic" style:font-size-asian="12pt" style:font-style-asian="italic" style:font-size-complex="12pt" style:font-style-complex="italic"/>
    </style:style>
    <style:style style:name="P3"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4"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P5" style:family="paragraph" style:parent-style-name="Standard" style:list-style-name="L1">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P6" style:family="paragraph" style:parent-style-name="Standard" style:list-style-name="L2">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P7" style:family="paragraph" style:parent-style-name="Standard" style:list-style-name="L3">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1" style:family="text">
      <style:text-properties fo:font-variant="normal" fo:text-transform="none" fo:color="#333333" style:font-name="Arial1" fo:font-size="9.89999961853027pt" fo:letter-spacing="normal" fo:font-weight="normal"/>
    </style:style>
    <style:style style:name="T2" style:family="text">
      <style:text-properties fo:font-variant="normal" fo:text-transform="none" fo:color="#333333" fo:letter-spacing="normal" fo:font-weight="normal"/>
    </style:style>
    <style:style style:name="T3" style:family="text">
      <style:text-properties fo:font-variant="normal" fo:text-transform="none" fo:color="#333333" fo:letter-spacing="normal" style:text-underline-style="solid" style:text-underline-width="auto" style:text-underline-color="font-color"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ependent Study – Computer Science</text:p>
      <text:p text:style-name="P1">Mitchell Plamann</text:p>
      <text:p text:style-name="P1"/>
      <text:p text:style-name="P2"><text:span text:style-name="T3">From the Homestead High School Gifted and Talented Program Coordinator:</text:span><text:span text:style-name="T2"> Independent study at Homestead High School is an honors level course open to students who have exhausted the school’s curriculum in a given subject area. Admission to this program is accomplished through a rigorous application process. A mentor, who is a teacher on staff, must agree to work with the student. The student must then complete an application that includes a proposal for the work to be accomplished during the independent study. The department, the Gifted and Talented Program Coordinator, and the high school principal must approve this application. Students approved for independent study must not only show academic promise in the subject but must also have demonstrated a high level of responsibility, integrity, and a commitment to excellence.</text:span></text:p>
      <text:p text:style-name="P4"/>
      <text:p text:style-name="P4"><text:tab/>I chose to take an independent study for a number of reasons. As a freshman, I took and passed the AP Computer Science test even though Homestead did not offer a class on the subject. Homestead did not have any computer science classes that would challenge me; however, there are always new things to learn in computer science. Also, I hope to study computer science in college, and I want my high school years to prepare me for that. My junior year of high school, I took an independent study for <text:s/>mostly the same reasons. I studied assembly language, and used that to begin writing an emulator. This project was much too large to fit into one year, so this year's independent study will continue where last year left off.</text:p>
      <text:p text:style-name="P4"><text:tab/>My project this year was a continuation of last year's independent study: developing an emulator for the Nintendo Entertainment System (NES). To do this, I need to learn everything about how the NES works. I need to know how the central processor reads memory and turns that into mathematical operations. I must understand how the picture processor interprets information and outputs images to the TV screen. Memory inside the system holds data used by the game as it is running, the game cartridge has its own circuitry, the game controllers communicate with the processor, and the audio processor generates sound waves to create music. Once I understand how all of these parts of the system work and interact, I can write the emulator, creating a copy of this system from computer code. Last year, I successfully wrote emulation code for the central processor, memory system, and a small part of the picture processor. This year, I continued development, finishing up the central processor and <text:s/>the picture processor. I wrote the input system, accepting input from both the keyboard and an actual NES controller. I wrote software to simulate the electronics within game cartridges. Finally, I improved the way these systems interact with each other.</text:p>
      <text:p text:style-name="P4"><text:tab/></text:p>
      <text:p text:style-name="P4">Anticipated Impact on me:</text:p>
      <text:list xml:id="list6039184862260995144" text:style-name="L3">
        <text:list-item>
          <text:p text:style-name="P7">More experience writing and debugging programs</text:p>
        </text:list-item>
        <text:list-item>
          <text:p text:style-name="P7">Learn more about computers on a low level</text:p>
        </text:list-item>
        <text:list-item>
          <text:p text:style-name="P7">Learn how to manage a large project</text:p>
        </text:list-item>
      </text:list>
      <text:p text:style-name="P4"/>
      <text:p text:style-name="P4"/>
      <text:p text:style-name="P3"><text:span text:style-name="T1">Content recommended to be included in your summary:</text:span><text:span text:style-name="T2"><text:line-break/><text:line-break/></text:span><text:span text:style-name="T1">1. Why you applied to do this independent study: how it relates to a possible college major, career direction, etc. Don’t just say “I took all the courses in _____ and so I’m now doing an independent study.” (I know you wouldn’t do that...) </text:span><text:span text:style-name="T2"><draw:frame draw:style-name="fr1" draw:name="graphics1" text:anchor-type="as-char" svg:width="0.1472in" svg:height="0.1472in" draw:z-index="0"><draw:image xlink:href="http://moodle.mtsd.k12.wi.us:8888/moodle19/pix/s/wink.gif" xlink:type="simple" xlink:show="embed" xlink:actuate="onLoad"/></draw:frame></text:span><text:span text:style-name="T2"><text:line-break/></text:span><text:span text:style-name="T1">2. A little bit about what qualified you to do this independent study (you don’t need to list the courses you’ve taken and your grades, since they are already on the transcript to which this will be stapled.)</text:span><text:span text:style-name="T2"><text:line-break/></text:span><text:span text:style-name="T1">3. A summary of your project. This should include the goals you will accomplish, specific works you plan to read, etc. I know you haven’t gotten into your work yet, but the more specific and detailed you can be the better. Be </text:span><text:soft-page-break/><text:span text:style-name="T1">sure to show the rigor of your independent study clearly.</text:span><text:span text:style-name="T2"><text:line-break/></text:span><text:span text:style-name="T1">4. End with the impact that you anticipate this independent study will have on you. This impact can be subject specific or generalized to you as a person.</text:span><text:span text:style-name="T2"><text:line-break/></text:span><text:span text:style-name="T1">5. Please no more than 2 pages. However, if you've written a nice concise piece that runs over only slightly to the second page, please see if there's a way to format the document to fit it all on one page. A great well-written one page document is much better than two pages with only a few lines on the second p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2T07:48:11</meta:creation-date>
    <dc:date>2012-10-03T08:38:41</dc:date>
    <meta:editing-duration>PT1H25M2S</meta:editing-duration>
    <meta:editing-cycles>11</meta:editing-cycles>
    <meta:generator>OpenOffice.org/3.4$Unix OpenOffice.org_project/340m1$Build-9590</meta:generator>
    <meta:document-statistic meta:table-count="0" meta:image-count="1" meta:object-count="0" meta:page-count="2" meta:paragraph-count="11" meta:word-count="730" meta:character-count="4275"/>
  </office:meta>
</office:document-meta>
</file>